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lgun Gothic" svg:font-family="'Malgun 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algun Gothic" fo:font-size="10pt" style:font-size-asian="10pt" style:font-size-complex="10pt"/>
    </style:style>
    <style:style style:name="P2" style:family="paragraph" style:parent-style-name="Standard" style:list-style-name="L1">
      <style:text-properties style:font-name="Malgun Gothic" fo:font-size="10pt" style:font-size-asian="10pt" style:font-size-complex="10pt"/>
    </style:style>
    <style:style style:name="P3" style:family="paragraph" style:parent-style-name="Standard" style:list-style-name="L2">
      <style:text-properties style:font-name="Malgun Gothic" fo:font-size="10pt" style:font-size-asian="10pt" style:font-size-complex="10pt"/>
    </style:style>
    <style:style style:name="P4" style:family="paragraph" style:parent-style-name="Standard" style:list-style-name="L3">
      <style:text-properties style:font-name="Malgun Gothic" fo:font-size="10pt" style:font-size-asian="10pt" style:font-size-complex="10pt"/>
    </style:style>
    <style:style style:name="P5" style:family="paragraph" style:parent-style-name="Standard" style:list-style-name="L4">
      <style:text-properties style:font-name="Malgun Gothic" fo:font-size="10pt" style:font-size-asian="10pt" style:font-size-complex="10pt"/>
    </style:style>
    <style:style style:name="P6" style:family="paragraph" style:parent-style-name="Standard" style:list-style-name="L5">
      <style:text-properties style:font-name="Malgun Gothic" fo:font-size="10pt" style:font-size-asian="10pt" style:font-size-complex="10pt"/>
    </style:style>
    <style:style style:name="P7" style:family="paragraph" style:parent-style-name="Standard" style:list-style-name="L6">
      <style:text-properties style:font-name="Malgun Gothic" fo:font-size="10pt" style:font-size-asian="10pt" style:font-size-complex="10pt"/>
    </style:style>
    <style:style style:name="P8" style:family="paragraph" style:parent-style-name="Standard" style:list-style-name="L7">
      <style:text-properties style:font-name="Malgun Gothic"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ndom Items (items that aren't directly useful. <text:s/>Could be trade or component items)</text:p>
      <text:list xml:id="list29337410" text:style-name="L1">
        <text:list-item>
          <text:p text:style-name="P2">Plant pollens &amp; parts (leaves, roots, stems, fruit, flowers)</text:p>
        </text:list-item>
        <text:list-item>
          <text:p text:style-name="P2">different types of grasses</text:p>
        </text:list-item>
        <text:list-item>
          <text:p text:style-name="P2">rocks, dirt, pebbles, etc</text:p>
        </text:list-item>
        <text:list-item>
          <text:p text:style-name="P2">insects (not monsters to fight, but rather collectables)</text:p>
        </text:list-item>
        <text:list-item>
          <text:p text:style-name="P2">Spirit Essence</text:p>
        </text:list-item>
        <text:list-item>
          <text:p text:style-name="P2">bones in varying states of decay</text:p>
        </text:list-item>
        <text:list-item>
          <text:p text:style-name="P2">cosmetics</text:p>
        </text:list-item>
        <text:list-item>
          <text:p text:style-name="P2">tattered/worn version of regular items that would only have some of the components and not be useful unless repaired</text:p>
        </text:list-item>
        <text:list-item>
          <text:p text:style-name="P2">broken items, contain most of the components but are not useful unless repaired</text:p>
        </text:list-item>
        <text:list-item>
          <text:p text:style-name="P2">lichens, molds</text:p>
        </text:list-item>
        <text:list-item>
          <text:p text:style-name="P2">paper, vellum, etc.</text:p>
        </text:list-item>
      </text:list>
      <text:p text:style-name="P1"/>
      <text:p text:style-name="P1">Item attributes for all items</text:p>
      <text:list xml:id="list29332759" text:style-name="L2">
        <text:list-item>
          <text:p text:style-name="P3">Size</text:p>
        </text:list-item>
        <text:list-item>
          <text:p text:style-name="P3">Weight/mass</text:p>
        </text:list-item>
        <text:list-item>
          <text:p text:style-name="P3">Shape</text:p>
        </text:list-item>
        <text:list-item>
          <text:p text:style-name="P3">condition</text:p>
          <text:list>
            <text:list-item>
              <text:p text:style-name="P3">break chance/limit in one blow</text:p>
            </text:list-item>
            <text:list-item>
              <text:p text:style-name="P3">overall condition</text:p>
            </text:list-item>
            <text:list-item>
              <text:p text:style-name="P3">sharpness for sharp objects</text:p>
            </text:list-item>
          </text:list>
        </text:list-item>
        <text:list-item>
          <text:p text:style-name="P3">Uses (use style + effect)</text:p>
        </text:list-item>
        <text:list-item>
          <text:p text:style-name="P3">Color</text:p>
        </text:list-item>
        <text:list-item>
          <text:p text:style-name="P3">Name (current known, likely to be random)</text:p>
        </text:list-item>
        <text:list-item>
          <text:p text:style-name="P3">True Name</text:p>
        </text:list-item>
        <text:list-item>
          <text:p text:style-name="P3">Type (potion/weapon/tool/armor/etc.)</text:p>
          <text:list>
            <text:list-item>
              <text:p text:style-name="P3">keywords for type, could be a dynamically loaded list, allowing for later additions to recipes and such without redoing everything</text:p>
            </text:list-item>
            <text:list-item>
              <text:p text:style-name="P3">this is interfaces!</text:p>
            </text:list-item>
          </text:list>
        </text:list-item>
        <text:list-item>
          <text:p text:style-name="P3">Display Character (likely by item type)</text:p>
        </text:list-item>
        <text:list-item>
          <text:p text:style-name="P3">Item Level (a reflection of its power)</text:p>
        </text:list-item>
        <text:list-item>
          <text:p text:style-name="P3">Value</text:p>
        </text:list-item>
        <text:list-item>
          <text:p text:style-name="P3">Description</text:p>
        </text:list-item>
      </text:list>
      <text:p text:style-name="P1"/>
      <text:p text:style-name="P1">Wearable Items</text:p>
      <text:list xml:id="list29478337" text:continue-numbering="true" text:style-name="L2">
        <text:list-item>
          <text:p text:style-name="P3">Locations items can be worn</text:p>
          <text:list>
            <text:list-item>
              <text:p text:style-name="P3">Head</text:p>
              <text:list>
                <text:list-item>
                  <text:p text:style-name="P3">1 hat</text:p>
                </text:list-item>
              </text:list>
            </text:list-item>
            <text:list-item>
              <text:p text:style-name="P3"><text:soft-page-break/>Ear</text:p>
              <text:list>
                <text:list-item>
                  <text:p text:style-name="P3">Earrings (need to determine limit for number of earrings)</text:p>
                </text:list-item>
              </text:list>
            </text:list-item>
            <text:list-item>
              <text:p text:style-name="P3">Face</text:p>
              <text:list>
                <text:list-item>
                  <text:p text:style-name="P3">1 mask/glasses</text:p>
                </text:list-item>
              </text:list>
            </text:list-item>
            <text:list-item>
              <text:p text:style-name="P3">Neck</text:p>
              <text:list>
                <text:list-item>
                  <text:p text:style-name="P3">1 scarf, collar</text:p>
                </text:list-item>
              </text:list>
            </text:list-item>
            <text:list-item>
              <text:p text:style-name="P3">Upper Arm</text:p>
              <text:list>
                <text:list-item>
                  <text:p text:style-name="P3">1 clothing</text:p>
                </text:list-item>
                <text:list-item>
                  <text:p text:style-name="P3">1 jewelry</text:p>
                </text:list-item>
              </text:list>
            </text:list-item>
            <text:list-item>
              <text:p text:style-name="P3">Lower Arm</text:p>
              <text:list>
                <text:list-item>
                  <text:p text:style-name="P3">1 clothing</text:p>
                </text:list-item>
                <text:list-item>
                  <text:p text:style-name="P3">1 jewelry</text:p>
                </text:list-item>
              </text:list>
            </text:list-item>
            <text:list-item>
              <text:p text:style-name="P3">Wrist</text:p>
              <text:list>
                <text:list-item>
                  <text:p text:style-name="P3">1 clothing</text:p>
                </text:list-item>
                <text:list-item>
                  <text:p text:style-name="P3">1 jewelry</text:p>
                </text:list-item>
              </text:list>
            </text:list-item>
            <text:list-item>
              <text:p text:style-name="P3">Hand</text:p>
              <text:list>
                <text:list-item>
                  <text:p text:style-name="P3">1 clothing</text:p>
                </text:list-item>
                <text:list-item>
                  <text:p text:style-name="P3">jewelry ( need to determine limit for number of rings)</text:p>
                </text:list-item>
              </text:list>
            </text:list-item>
            <text:list-item>
              <text:p text:style-name="P3">Torso</text:p>
              <text:list>
                <text:list-item>
                  <text:p text:style-name="P3">1 girdle/bra</text:p>
                </text:list-item>
                <text:list-item>
                  <text:p text:style-name="P3">1 clothing</text:p>
                </text:list-item>
                <text:list-item>
                  <text:p text:style-name="P3">1 armor</text:p>
                </text:list-item>
                <text:list-item>
                  <text:p text:style-name="P3">1 jewelry</text:p>
                </text:list-item>
              </text:list>
            </text:list-item>
            <text:list-item>
              <text:p text:style-name="P3">Waist</text:p>
              <text:list>
                <text:list-item>
                  <text:p text:style-name="P3">1 underwear</text:p>
                </text:list-item>
                <text:list-item>
                  <text:p text:style-name="P3">1 clothing</text:p>
                </text:list-item>
              </text:list>
            </text:list-item>
            <text:list-item>
              <text:p text:style-name="P3">Upper Leg</text:p>
              <text:list>
                <text:list-item>
                  <text:p text:style-name="P3">1 clothing</text:p>
                </text:list-item>
                <text:list-item>
                  <text:p text:style-name="P3">1 armor</text:p>
                </text:list-item>
              </text:list>
            </text:list-item>
            <text:list-item>
              <text:p text:style-name="P3">Lower Leg</text:p>
              <text:list>
                <text:list-item>
                  <text:p text:style-name="P3">1 clothing</text:p>
                </text:list-item>
                <text:list-item>
                  <text:p text:style-name="P3">1 armor</text:p>
                </text:list-item>
              </text:list>
            </text:list-item>
            <text:list-item>
              <text:p text:style-name="P3">Ankle</text:p>
              <text:list>
                <text:list-item>
                  <text:p text:style-name="P3">1 clothing</text:p>
                </text:list-item>
                <text:list-item>
                  <text:p text:style-name="P3">1 jewelry</text:p>
                </text:list-item>
              </text:list>
            </text:list-item>
            <text:list-item>
              <text:p text:style-name="P3">Feet</text:p>
              <text:list>
                <text:list-item>
                  <text:p text:style-name="P3">1 clothing</text:p>
                </text:list-item>
                <text:list-item>
                  <text:p text:style-name="P3">toe rings</text:p>
                  <text:list>
                    <text:list-item>
                      <text:p text:style-name="P3">how many?</text:p>
                    </text:list-item>
                  </text:list>
                </text:list-item>
              </text:list>
            </text:list-item>
          </text:list>
        </text:list-item>
        <text:list-item>
          <text:p text:style-name="P3"><text:soft-page-break/>Types of wearable items</text:p>
        </text:list-item>
      </text:list>
      <text:list xml:id="list29327400" text:style-name="L3">
        <text:list-item>
          <text:list>
            <text:list-item>
              <text:p text:style-name="P4">Hats</text:p>
            </text:list-item>
            <text:list-item>
              <text:p text:style-name="P4">Headbands</text:p>
            </text:list-item>
            <text:list-item>
              <text:p text:style-name="P4">Scarfs</text:p>
            </text:list-item>
            <text:list-item>
              <text:p text:style-name="P4">Helmets</text:p>
            </text:list-item>
            <text:list-item>
              <text:p text:style-name="P4">Masks</text:p>
            </text:list-item>
            <text:list-item>
              <text:p text:style-name="P4">Sleeves</text:p>
            </text:list-item>
            <text:list-item>
              <text:p text:style-name="P4">Gloves</text:p>
            </text:list-item>
            <text:list-item>
              <text:p text:style-name="P4">Rings</text:p>
            </text:list-item>
            <text:list-item>
              <text:p text:style-name="P4">Bracelets</text:p>
            </text:list-item>
            <text:list-item>
              <text:p text:style-name="P4">Armlets</text:p>
            </text:list-item>
            <text:list-item>
              <text:p text:style-name="P4">Belly chain</text:p>
            </text:list-item>
            <text:list-item>
              <text:p text:style-name="P4">Belly button stud/ring</text:p>
            </text:list-item>
            <text:list-item>
              <text:p text:style-name="P4">Breastplates</text:p>
            </text:list-item>
            <text:list-item>
              <text:p text:style-name="P4">Shirts</text:p>
            </text:list-item>
            <text:list-item>
              <text:p text:style-name="P4">Dresses</text:p>
            </text:list-item>
            <text:list-item>
              <text:p text:style-name="P4">Belts</text:p>
            </text:list-item>
            <text:list-item>
              <text:p text:style-name="P4">Pants</text:p>
            </text:list-item>
            <text:list-item>
              <text:p text:style-name="P4">Leggings</text:p>
            </text:list-item>
            <text:list-item>
              <text:p text:style-name="P4">Skirts</text:p>
            </text:list-item>
            <text:list-item>
              <text:p text:style-name="P4">Socks</text:p>
            </text:list-item>
            <text:list-item>
              <text:p text:style-name="P4">Anklets</text:p>
            </text:list-item>
            <text:list-item>
              <text:p text:style-name="P4">Shoes</text:p>
            </text:list-item>
            <text:list-item>
              <text:p text:style-name="P4">Boots</text:p>
            </text:list-item>
            <text:list-item>
              <text:p text:style-name="P4">Toe Rings</text:p>
            </text:list-item>
            <text:list-item>
              <text:p text:style-name="P4">Glasses</text:p>
            </text:list-item>
            <text:list-item>
              <text:p text:style-name="P4">Dentures</text:p>
            </text:list-item>
            <text:list-item>
              <text:p text:style-name="P4">Earrings</text:p>
            </text:list-item>
            <text:list-item>
              <text:p text:style-name="P4">Cape</text:p>
            </text:list-item>
            <text:list-item>
              <text:p text:style-name="P4">Armband</text:p>
            </text:list-item>
            <text:list-item>
              <text:p text:style-name="P4">Anklet</text:p>
            </text:list-item>
            <text:list-item>
              <text:p text:style-name="P4">Underwear</text:p>
            </text:list-item>
            <text:list-item>
              <text:p text:style-name="P4">Bra</text:p>
            </text:list-item>
            <text:list-item>
              <text:p text:style-name="P4">Girdle</text:p>
            </text:list-item>
            <text:list-item>
              <text:p text:style-name="P4">Tunic</text:p>
            </text:list-item>
          </text:list>
        </text:list-item>
        <text:list-item>
          <text:p text:style-name="P4">Items can take multiple slots</text:p>
          <text:list>
            <text:list-item>
              <text:p text:style-name="P4">long sleeved tunic would take up upper arms, lower arms, torso, waist, and upper legs</text:p>
            </text:list-item>
          </text:list>
        </text:list-item>
      </text:list>
      <text:p text:style-name="P1"/>
      <text:p text:style-name="P1">Food</text:p>
      <text:list xml:id="list29333945" text:style-name="L4">
        <text:list-item>
          <text:p text:style-name="P5"><text:soft-page-break/>Heals Wits and Life force according to a proportion of 0 to 100</text:p>
          <text:list>
            <text:list-item>
              <text:p text:style-name="P5">0 heals all Wits</text:p>
            </text:list-item>
            <text:list-item>
              <text:p text:style-name="P5">100 heals all Life Force</text:p>
            </text:list-item>
            <text:list-item>
              <text:p text:style-name="P5">50 would be equal parts Wits and Life Force</text:p>
            </text:list-item>
          </text:list>
        </text:list-item>
        <text:list-item>
          <text:p text:style-name="P5">Total power of food set by ingredients</text:p>
        </text:list-item>
        <text:list-item>
          <text:p text:style-name="P5">“Upper” foods (caffeine, etc.) help Wits more</text:p>
        </text:list-item>
        <text:list-item>
          <text:p text:style-name="P5">Relaxing foods help Life Force more</text:p>
        </text:list-item>
        <text:list-item>
          <text:p text:style-name="P5">Some foods with special ingredients might have additional effects</text:p>
        </text:list-item>
        <text:list-item>
          <text:p text:style-name="P5">Ways to make food:</text:p>
          <text:list>
            <text:list-item>
              <text:p text:style-name="P5">Item Combination</text:p>
            </text:list-item>
            <text:list-item>
              <text:p text:style-name="P5">Use of Cooking Item</text:p>
              <text:list>
                <text:list-item>
                  <text:p text:style-name="P5">carried (pots, bowls, cutting board, knife)</text:p>
                </text:list-item>
                <text:list-item>
                  <text:p text:style-name="P5">permanently emplaced (stoves)</text:p>
                </text:list-item>
                <text:list-item>
                  <text:p text:style-name="P5">a combination of both</text:p>
                </text:list-item>
              </text:list>
            </text:list-item>
          </text:list>
        </text:list-item>
      </text:list>
      <text:p text:style-name="P1"/>
      <text:p text:style-name="P1">Item Generation</text:p>
      <text:list xml:id="list29332598" text:style-name="L5">
        <text:list-item>
          <text:p text:style-name="P6">Prebuilt</text:p>
          <text:list>
            <text:list-item>
              <text:p text:style-name="P6">Artifacts</text:p>
            </text:list-item>
            <text:list-item>
              <text:p text:style-name="P6">Items required to pass challenges</text:p>
            </text:list-item>
            <text:list-item>
              <text:p text:style-name="P6">Could be hard coded or read from a file</text:p>
            </text:list-item>
          </text:list>
        </text:list-item>
        <text:list-item>
          <text:p text:style-name="P6">Randomly created</text:p>
          <text:list>
            <text:list-item>
              <text:p text:style-name="P6">Based on dungeon level</text:p>
              <text:list>
                <text:list-item>
                  <text:p text:style-name="P6">out of depth items rarely created</text:p>
                </text:list-item>
              </text:list>
            </text:list-item>
            <text:list-item>
              <text:p text:style-name="P6">Large amount of items are components, collectables, and junk</text:p>
            </text:list-item>
            <text:list-item>
              <text:p text:style-name="P6">small amount of cursed items, but enough to make using unidentified items risky</text:p>
            </text:list-item>
            <text:list-item>
              <text:p text:style-name="P6">regular items will have varying durability</text:p>
              <text:list>
                <text:list-item>
                  <text:p text:style-name="P6">better components means better durability which means higher level</text:p>
                </text:list-item>
              </text:list>
            </text:list-item>
          </text:list>
        </text:list-item>
        <text:list-item>
          <text:p text:style-name="P6">Cloth / Poor Armor Adjectives (High Mobility, nearly no damage reduction)</text:p>
          <text:list>
            <text:list-item>
              <text:p text:style-name="P6">Woven Grass</text:p>
            </text:list-item>
            <text:list-item>
              <text:p text:style-name="P6">Burlap</text:p>
            </text:list-item>
            <text:list-item>
              <text:p text:style-name="P6">Canvas</text:p>
            </text:list-item>
            <text:list-item>
              <text:p text:style-name="P6">Broadcloth</text:p>
            </text:list-item>
            <text:list-item>
              <text:p text:style-name="P6">Denim</text:p>
            </text:list-item>
            <text:list-item>
              <text:p text:style-name="P6">Linen</text:p>
            </text:list-item>
            <text:list-item>
              <text:p text:style-name="P6">Felt</text:p>
            </text:list-item>
            <text:list-item>
              <text:p text:style-name="P6">Velvet</text:p>
            </text:list-item>
            <text:list-item>
              <text:p text:style-name="P6">Satin</text:p>
            </text:list-item>
            <text:list-item>
              <text:p text:style-name="P6">Silk</text:p>
            </text:list-item>
            <text:list-item>
              <text:p text:style-name="P6">Lace</text:p>
            </text:list-item>
            <text:list-item>
              <text:p text:style-name="P6"><text:soft-page-break/>Polar Fleece</text:p>
            </text:list-item>
            <text:list-item>
              <text:p text:style-name="P6">Velour</text:p>
            </text:list-item>
          </text:list>
        </text:list-item>
        <text:list-item>
          <text:p text:style-name="P6">Cloth / Poor Armor Types</text:p>
          <text:list>
            <text:list-item>
              <text:p text:style-name="P6">Various clothing: shirts, robes, etc.</text:p>
            </text:list-item>
          </text:list>
        </text:list-item>
        <text:list-item>
          <text:p text:style-name="P6">Moderate Armor Adjectives (Fairly High Mobility, some damage reduction)</text:p>
          <text:list>
            <text:list-item>
              <text:p text:style-name="P6">Suede</text:p>
            </text:list-item>
            <text:list-item>
              <text:p text:style-name="P6">Rawhide</text:p>
            </text:list-item>
            <text:list-item>
              <text:p text:style-name="P6">Boiled Leather</text:p>
            </text:list-item>
            <text:list-item>
              <text:p text:style-name="P6">Padded Cloth</text:p>
            </text:list-item>
            <text:list-item>
              <text:p text:style-name="P6">Quilted Cloth</text:p>
            </text:list-item>
            <text:list-item>
              <text:p text:style-name="P6">Carbon Nanotube</text:p>
            </text:list-item>
            <text:list-item>
              <text:p text:style-name="P6">Can also be studded to increase damage reduction without decreasing mobility</text:p>
              <text:list>
                <text:list-item>
                  <text:p text:style-name="P6">studded with any metal or bone</text:p>
                </text:list-item>
              </text:list>
            </text:list-item>
          </text:list>
        </text:list-item>
        <text:list-item>
          <text:p text:style-name="P6">Moderate Armor Types</text:p>
          <text:list>
            <text:list-item>
              <text:p text:style-name="P6">Either by clothing name or simply Adjective + “Armor”</text:p>
            </text:list-item>
          </text:list>
        </text:list-item>
        <text:list-item>
          <text:p text:style-name="P6">Good Armor Adjectives (Moderate Mobility, Decent Damage Reduction)</text:p>
          <text:list>
            <text:list-item>
              <text:p text:style-name="P6">Bone</text:p>
            </text:list-item>
            <text:list-item>
              <text:p text:style-name="P6">Any Metal</text:p>
            </text:list-item>
          </text:list>
        </text:list-item>
        <text:list-item>
          <text:p text:style-name="P6">Good Armor Types</text:p>
          <text:list>
            <text:list-item>
              <text:p text:style-name="P6">Chain</text:p>
            </text:list-item>
            <text:list-item>
              <text:p text:style-name="P6">Scale Mail</text:p>
            </text:list-item>
            <text:list-item>
              <text:p text:style-name="P6">Banded</text:p>
            </text:list-item>
            <text:list-item>
              <text:p text:style-name="P6">Brigandine</text:p>
            </text:list-item>
          </text:list>
        </text:list-item>
        <text:list-item>
          <text:p text:style-name="P6">Superior Armor Adjectives (low mobility, great damage reduction)</text:p>
          <text:list>
            <text:list-item>
              <text:p text:style-name="P6">Any Metal</text:p>
            </text:list-item>
          </text:list>
        </text:list-item>
      </text:list>
      <text:p text:style-name="P1"/>
      <text:p text:style-name="P1">Useful Items</text:p>
      <text:list xml:id="list29329361" text:style-name="L6">
        <text:list-item>
          <text:p text:style-name="P7">Metal Ores</text:p>
          <text:list>
            <text:list-item>
              <text:p text:style-name="P7">Obamarite</text:p>
              <text:list>
                <text:list-item>
                  <text:p text:style-name="P7">adds hope</text:p>
                </text:list-item>
              </text:list>
            </text:list-item>
            <text:list-item>
              <text:p text:style-name="P7">Unobtanium</text:p>
              <text:list>
                <text:list-item>
                  <text:p text:style-name="P7">adds suspension of disbelief</text:p>
                </text:list-item>
              </text:list>
            </text:list-item>
          </text:list>
        </text:list-item>
      </text:list>
      <text:p text:style-name="P1"/>
      <text:p text:style-name="P1">Unsorted</text:p>
      <text:list xml:id="list29333029" text:style-name="L7">
        <text:list-item>
          <text:p text:style-name="P8">need item class to know what verb to apply</text:p>
          <text:list>
            <text:list-item>
              <text:p text:style-name="P8">this is the reason for interfaces, each verb will have some set of interfaces.</text:p>
            </text:list-item>
            <text:list-item>
              <text:p text:style-name="P8">Some items may have more than one applicable verb</text:p>
            </text:list-item>
            <text:list-item>
              <text:p text:style-name="P8">item must implement ability or effect for all applicable verbs</text:p>
            </text:list-item>
          </text:list>
        </text:list-item>
        <text:list-item>
          <text:p text:style-name="P8">items should mark whether it adds to or replaces player's attack</text:p>
        </text:list-item>
        <text:list-item>
          <text:p text:style-name="P8"><text:soft-page-break/>Liquid that attracts stinging insects (can be used as thrown/splash effect)</text:p>
          <text:list>
            <text:list-item>
              <text:p text:style-name="P8">from Korean movie Battlefield Heroes</text:p>
            </text:list-item>
          </text:list>
        </text:list-item>
        <text:list-item>
          <text:p text:style-name="P8">Sling can use crab apples and other such items as ammo. [from Tyrant RL]</text:p>
        </text:list-item>
        <text:list-item>
          <text:p text:style-name="P8">Items around starting area (probably village/home) give some specific examples of fairly valuable items from all the categories... nothing super rare, though. In this way any character has some idea that certain items are valuable, and that the value is randomly generated each game.</text:p>
        </text:list-item>
        <text:list-item>
          <text:p text:style-name="P8">Deveah's Torck - An amulet that casts light [from Deveah misspelling Torch on #rgrd]</text:p>
        </text:list-item>
        <text:list-item>
          <text:p text:style-name="P8">Stone tools</text:p>
        </text:list-item>
        <text:list-item>
          <text:p text:style-name="P8">consider linking back to recipes that create an item in order to reverse engineer to discover recipes</text:p>
          <text:list>
            <text:list-item>
              <text:p text:style-name="P8">combine armor and clothing into one category</text:p>
            </text:list-item>
          </text:list>
        </text:list-item>
        <text:list-item>
          <text:p text:style-name="P8">recipes for plate mail should include optional padding with resistance to blunt</text:p>
        </text:list-item>
        <text:list-item>
          <text:p text:style-name="P8">how to handle hidden items/traps?</text:p>
          <text:list>
            <text:list-item>
              <text:p text:style-name="P8">include traps?</text:p>
            </text:list-item>
            <text:list-item>
              <text:p text:style-name="P8">can player place traps?</text:p>
              <text:list>
                <text:list-item>
                  <text:p text:style-name="P8">should be yes, so that animal trapping can happen</text:p>
                </text:list-item>
              </text:list>
            </text:list-item>
          </text:list>
        </text:list-item>
        <text:list-item>
          <text:p text:style-name="P8">Potion Bomb: </text:p>
          <text:list>
            <text:list-item>
              <text:p text:style-name="P8">order of insertion in container controls order of effects</text:p>
            </text:list-item>
            <text:list-item>
              <text:p text:style-name="P8">shatterable things always shatter so potion bombs are predictable</text:p>
            </text:list-item>
            <text:list-item>
              <text:p text:style-name="P8">everything in the container may travel up to one space away, and then shatter if appropriat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lgun Gothic" svg:font-family="'Malgun 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9T17:29:07.54</meta:creation-date>
    <meta:generator>OpenOffice.org/3.3$Win32 OpenOffice.org_project/330m20$Build-9567</meta:generator>
    <dc:date>2011-05-31T09:35:31.11</dc:date>
    <meta:editing-duration>PT34M6S</meta:editing-duration>
    <meta:editing-cycles>5</meta:editing-cycles>
    <meta:document-statistic meta:table-count="0" meta:image-count="0" meta:object-count="0" meta:page-count="6" meta:paragraph-count="204" meta:word-count="1027" meta:character-count="5217"/>
  </office:meta>
</office:document-meta>
</file>